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Verdana" svg:font-family="Verdana, 'DejaVu Sans', 'Bitstream Vera Sans', Genev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Text_20_body">
      <style:text-properties fo:font-variant="normal" fo:text-transform="none" fo:color="#3c3c3c" style:font-name="Verdana" fo:font-size="14.2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404040" style:font-name="sans-serif" fo:font-size="11.25pt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evé d'eau saumâtre du 21/10:</text:p>
      <text:p text:style-name="Standard"/>
      <text:p text:style-name="Standard">13 mL de nitrate d'argent à 0.4 mol/L déversés. Cela correspond à une quantité de matière de </text:p>
      <text:p text:style-name="Standard">0.4 * 0.013 = 0,0052 mol. Il y avait 10 mL d'eau saumâtre, et la concentration est donc de 0.0052 mol pour 10 mL, ce qui correspond à</text:p>
      <text:p text:style-name="Standard"/>
      <text:p text:style-name="P1">0.52 mol/L * 55,44 g/mol = 30,38 g/L</text:p>
      <text:p text:style-name="P1"/>
      <text:p text:style-name="P2">Relevé d'eau saumâtre du 19/11:</text:p>
      <text:p text:style-name="Standard"/>
      <text:p text:style-name="Standard">14 mL de nitrate d'argent, donc </text:p>
      <text:p text:style-name="Standard"/>
      <text:p text:style-name="Standard"><text:span text:style-name="T1">0.56 mol/L * 55,44 g/mol = 32.72 g/L</text:span></text:p>
      <text:p text:style-name="Standard"/>
      <text:p text:style-name="Standard"><text:tab/></text:p>
      <text:p text:style-name="P3">Mer Méditerranée : 38,50 g/L (avec de faibles variations) <text:span text:style-name="T2">(scr : sirtin.fr ; la.climatologie.free.fr)</text:span></text:p>
      <text:p text:style-name="P3"><text:span text:style-name="T2"/></text:p>
      <text:p text:style-name="P3"><text:span text:style-name="T3">38,4 – 41,2</text:span><text:span text:style-name="T2"> (doc.lerm.fr)</text:span></text:p>
      <text:p text:style-name="P3"><text:span text:style-name="T2"/></text:p>
      <text:p text:style-name="P3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Verdana" svg:font-family="Verdana, 'DejaVu Sans', 'Bitstream Vera Sans', Genev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7T19:52:07.32</meta:creation-date>
    <meta:editing-duration>PT14M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1" meta:word-count="95" meta:character-count="520"/>
    <dc:date>2017-11-27T21:07:43.70</dc:date>
    <dc:creator>Silène Godard-Cadillac</dc:creator>
    <meta:user-defined meta:name="Info 1"/>
    <meta:user-defined meta:name="Info 2"/>
    <meta:user-defined meta:name="Info 3"/>
    <meta:user-defined meta:name="Info 4"/>
  </office:meta>
</office:document-meta>
</file>